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11cm" fo:min-width="1.9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77cm" fo:min-width="1.8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91cm" fo:min-width="1.868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_20_concave" draw:marker-end-width="0.356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svg:stroke-width="0.035cm" svg:stroke-color="#000000" draw:marker-start="Arrow_20_concave" draw:marker-start-width="0.356cm" draw:marker-end="" draw:marker-end-width="0.356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8cm"/>
    </style:style>
    <style:style style:name="gr8" style:family="graphic" style:parent-style-name="standard">
      <style:graphic-properties draw:stroke="none" svg:stroke-color="#000000" draw:fill="none" draw:fill-color="#ffffff" fo:min-height="0.551cm"/>
    </style:style>
    <style:style style:name="gr9" style:family="graphic" style:parent-style-name="objectwithoutfill">
      <style:graphic-properties svg:stroke-width="0.035cm" svg:stroke-color="#000000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000000" draw:opacity="12%" draw:textarea-horizontal-align="justify" draw:textarea-vertical-align="middle" draw:auto-grow-height="false" fo:min-height="5.15cm" fo:min-width="15.849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61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000000" draw:opacity="12%" draw:textarea-horizontal-align="justify" draw:textarea-vertical-align="middle" draw:auto-grow-height="false" fo:min-height="2.352cm" fo:min-width="5.435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861cm"/>
    </style:style>
    <style:style style:name="gr16" style:family="graphic" style:parent-style-name="objectwithoutfill">
      <style:graphic-properties svg:stroke-width="0.035cm" svg:stroke-color="#000000" draw:marker-start="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nux Libertine G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nux Libertine G"/>
    </style:style>
    <style:style style:name="P5" style:family="paragraph">
      <loext:graphic-properties draw:fill="none" draw:fill-color="#ffffff"/>
      <style:text-properties style:font-name="Linux Libertine G"/>
    </style:style>
    <style:style style:name="P6" style:family="paragraph">
      <loext:graphic-properties draw:fill="solid" draw:fill-color="#000000" draw:opacity="12%"/>
      <style:paragraph-properties fo:text-align="center"/>
    </style:style>
    <style:style style:name="P7" style:family="paragraph">
      <style:text-properties style:font-name="Linux Libertine G"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text-properties style:font-name="Linux Libertine G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style:font-name="Linux Libertine G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nux Libertine G" fo:font-weight="bold" style:font-weight-asian="bold" style:font-weight-complex="bold"/>
    </style:style>
    <style:style style:name="T1" style:family="text">
      <style:text-properties style:font-name="Linux Libertine G" fo:font-size="24pt" style:font-size-asian="24pt" style:font-size-complex="24pt"/>
    </style:style>
    <style:style style:name="T2" style:family="text">
      <style:text-properties style:font-name="Linux Libertine G"/>
    </style:style>
    <style:style style:name="T3" style:family="text">
      <style:text-properties style:font-name="Linux Libertine G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nux Libertine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397cm" svg:x="0.305cm" svg:y="1.686cm">
          <text:p text:style-name="P1"><text:span text:style-name="T1">O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54cm" svg:height="1.397cm" svg:x="4.306cm" svg:y="1.686cm">
          <text:p text:style-name="P1"><text:span text:style-name="T1">O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54cm" svg:height="1.397cm" svg:x="8.307cm" svg:y="1.686cm">
          <text:p text:style-name="P1"><text:span text:style-name="T1">O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54cm" svg:height="1.397cm" svg:x="0.308cm" svg:y="4.686cm">
          <text:p text:style-name="P1"><text:span text:style-name="T1">Fun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.54cm" svg:height="1.397cm" svg:x="0.309cm" svg:y="7.686cm">
          <text:p text:style-name="P1"><text:span text:style-name="T1">Fun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54cm" svg:height="1.413cm" svg:x="12.31cm" svg:y="4.586cm">
          <text:p text:style-name="P1"><text:span text:style-name="T1">Fun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.575cm" svg:y1="1.686cm" svg:x2="13.58cm" svg:y2="4.586cm" draw:start-shape="id1" draw:start-glue-point="0" draw:end-shape="id2" draw:end-glue-point="0" svg:d="M1575 1686c0-778 12005-2228 12005 2900" svg:viewBox="0 0 12006 3701">
          <text:p/>
        </draw:connector>
        <draw:connector draw:style-name="gr4" draw:text-style-name="P3" draw:layer="layout" draw:type="curve" svg:x1="5.576cm" svg:y1="1.686cm" svg:x2="13.58cm" svg:y2="4.586cm" draw:start-shape="id3" draw:start-glue-point="0" draw:end-shape="id2" draw:end-glue-point="0" svg:d="M5576 1686c0-778 8004-2228 8004 2900" svg:viewBox="0 0 8005 3701">
          <text:p/>
        </draw:connector>
        <draw:connector draw:style-name="gr4" draw:text-style-name="P3" draw:layer="layout" draw:type="curve" svg:x1="9.577cm" svg:y1="1.686cm" svg:x2="13.58cm" svg:y2="4.586cm" draw:start-shape="id4" draw:start-glue-point="0" draw:end-shape="id2" draw:end-glue-point="0" svg:d="M9577 1686c0-778 4003-2228 4003 2900" svg:viewBox="0 0 4004 3701">
          <text:p/>
        </draw:connector>
        <draw:connector draw:style-name="gr4" draw:text-style-name="P3" draw:layer="layout" draw:type="curve" svg:x1="5.576cm" svg:y1="3.083cm" svg:x2="1.578cm" svg:y2="4.686cm" draw:start-shape="id3" draw:start-glue-point="2" draw:end-shape="id5" draw:end-glue-point="0" svg:d="M5576 3083c0 1201-3998 400-3998 1603" svg:viewBox="0 0 3999 1604">
          <text:p/>
        </draw:connector>
        <draw:connector draw:style-name="gr4" draw:text-style-name="P3" draw:layer="layout" draw:type="curve" draw:line-skew="0.351cm" svg:x1="9.577cm" svg:y1="3.083cm" svg:x2="1.579cm" svg:y2="7.686cm" draw:start-shape="id4" draw:end-shape="id6" draw:end-glue-point="0" svg:d="M9577 3083c0 3978-7998 1677-7998 4603" svg:viewBox="0 0 7999 4604">
          <text:p/>
        </draw:connector>
        <draw:frame draw:style-name="gr5" draw:text-style-name="P5" draw:layer="layout" svg:width="6.477cm" svg:height="1.143cm" svg:x="4.075cm" svg:y="10.636cm">
          <draw:text-box>
            <text:p text:style-name="P4"><text:span text:style-name="T2">(a) Function call graph</text:span></text:p>
          </draw:text-box>
        </draw:frame>
        <draw:custom-shape draw:style-name="gr2" draw:text-style-name="P2" xml:id="id7" draw:id="id7" draw:layer="layout" svg:width="2.54cm" svg:height="1.397cm" svg:x="16.306cm" svg:y="1.672cm">
          <text:p text:style-name="P1"><text:span text:style-name="T1">O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2.54cm" svg:height="1.397cm" svg:x="20.307cm" svg:y="1.672cm">
          <text:p text:style-name="P1"><text:span text:style-name="T1">O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2.54cm" svg:height="1.397cm" svg:x="24.308cm" svg:y="1.672cm">
          <text:p text:style-name="P1"><text:span text:style-name="T1">O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2.54cm" svg:height="1.397cm" svg:x="16.309cm" svg:y="4.672cm">
          <text:p text:style-name="P1"><text:span text:style-name="T1">O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2.54cm" svg:height="1.397cm" svg:x="16.31cm" svg:y="7.672cm">
          <text:p text:style-name="P1"><text:span text:style-name="T1">O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2.54cm" svg:height="1.413cm" svg:x="28.311cm" svg:y="1.672cm">
          <text:p text:style-name="P1"><text:span text:style-name="T1">Op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draw:line-skew="-0.129cm" svg:x1="17.576cm" svg:y1="1.672cm" svg:x2="29.581cm" svg:y2="1.672cm" draw:start-shape="id7" draw:start-glue-point="0" draw:end-shape="id8" draw:end-glue-point="0" svg:d="M17576 1672c0-972 12005-972 12005 0" svg:viewBox="0 0 12006 730">
          <text:p/>
        </draw:connector>
        <draw:connector draw:style-name="gr6" draw:text-style-name="P3" draw:layer="layout" draw:type="curve" draw:line-skew="-1.312cm" svg:x1="22.847cm" svg:y1="2.37cm" svg:x2="28.311cm" svg:y2="5.378cm" draw:start-shape="id9" draw:start-glue-point="1" draw:end-shape="id10" draw:end-glue-point="3" svg:d="M22847 2370c2131 0-600 3008 5464 3008" svg:viewBox="0 0 5465 3009">
          <text:p/>
        </draw:connector>
        <draw:connector draw:style-name="gr6" draw:text-style-name="P3" draw:layer="layout" draw:type="curve" svg:x1="26.848cm" svg:y1="2.37cm" svg:x2="28.311cm" svg:y2="8.378cm" draw:start-shape="id11" draw:start-glue-point="1" draw:end-shape="id12" draw:end-glue-point="3" svg:d="M26848 2370c1098 0 367 6008 1463 6008" svg:viewBox="0 0 1464 6009">
          <text:p/>
        </draw:connector>
        <draw:connector draw:style-name="gr4" draw:text-style-name="P3" draw:layer="layout" draw:type="curve" svg:x1="21.577cm" svg:y1="3.069cm" svg:x2="17.579cm" svg:y2="4.672cm" draw:start-shape="id9" draw:start-glue-point="2" draw:end-shape="id13" draw:end-glue-point="0" svg:d="M21577 3069c0 1201-3998 400-3998 1603" svg:viewBox="0 0 3999 1604">
          <text:p/>
        </draw:connector>
        <draw:connector draw:style-name="gr4" draw:text-style-name="P3" draw:layer="layout" draw:type="curve" draw:line-skew="0.351cm" svg:x1="25.578cm" svg:y1="3.069cm" svg:x2="17.58cm" svg:y2="7.672cm" draw:start-shape="id11" draw:end-shape="id14" draw:end-glue-point="0" svg:d="M25578 3069c0 3978-7998 1677-7998 4603" svg:viewBox="0 0 7999 4604">
          <text:p/>
        </draw:connector>
        <draw:frame draw:style-name="gr7" draw:text-style-name="P5" draw:layer="layout" svg:width="6.732cm" svg:height="1.03cm" svg:x="20.376cm" svg:y="10.622cm">
          <draw:text-box>
            <text:p text:style-name="P4"><text:span text:style-name="T2">(b) Dependency graph </text:span></text:p>
          </draw:text-box>
        </draw:frame>
        <draw:custom-shape draw:style-name="gr3" draw:text-style-name="P2" xml:id="id10" draw:id="id10" draw:layer="layout" svg:width="2.54cm" svg:height="1.413cm" svg:x="28.311cm" svg:y="4.672cm">
          <text:p text:style-name="P1"><text:span text:style-name="T1">Op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2.54cm" svg:height="1.413cm" svg:x="28.311cm" svg:y="7.672cm">
          <text:p text:style-name="P1"><text:span text:style-name="T1">Op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2.54cm" svg:height="1.397cm" svg:x="33.507cm" svg:y="1.647cm">
          <text:p text:style-name="P1"><text:span text:style-name="T1">O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2.54cm" svg:height="1.397cm" svg:x="37.508cm" svg:y="4.647cm">
          <text:p text:style-name="P1"><text:span text:style-name="T1">O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2.54cm" svg:height="1.397cm" svg:x="41.509cm" svg:y="4.647cm">
          <text:p text:style-name="P1"><text:span text:style-name="T1">O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2.54cm" svg:height="1.397cm" svg:x="33.51cm" svg:y="4.647cm">
          <text:p text:style-name="P1"><text:span text:style-name="T1">O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2.54cm" svg:height="1.397cm" svg:x="33.511cm" svg:y="7.647cm">
          <text:p text:style-name="P1"><text:span text:style-name="T1">O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6" draw:id="id16" draw:layer="layout" svg:width="2.54cm" svg:height="1.413cm" svg:x="37.512cm" svg:y="1.647cm">
          <text:p text:style-name="P1"><text:span text:style-name="T1">Op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8.384cm" svg:height="1.699cm" svg:x="36.577cm" svg:y="10.597cm">
          <draw:text-box>
            <text:p text:style-name="P4"><text:span text:style-name="T2">(c) Heterogeneous Scheduling <text:s/></text:span></text:p>
          </draw:text-box>
        </draw:frame>
        <draw:custom-shape draw:style-name="gr3" draw:text-style-name="P2" xml:id="id22" draw:id="id22" draw:layer="layout" svg:width="2.54cm" svg:height="1.413cm" svg:x="41.512cm" svg:y="1.647cm">
          <text:p text:style-name="P1"><text:span text:style-name="T1">Op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0" draw:id="id20" draw:layer="layout" svg:width="2.54cm" svg:height="1.413cm" svg:x="45.512cm" svg:y="4.647cm">
          <text:p text:style-name="P1"><text:span text:style-name="T1">Op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36.047cm" svg:y1="2.345cm" svg:x2="37.512cm" svg:y2="2.353cm" draw:start-shape="id15" draw:start-glue-point="1" draw:end-shape="id16" draw:end-glue-point="3" svg:d="M36047 2345l1465 8" svg:viewBox="0 0 1466 9">
          <text:p/>
        </draw:connector>
        <draw:connector draw:style-name="gr9" draw:text-style-name="P3" draw:layer="layout" draw:type="line" svg:x1="36.05cm" svg:y1="5.345cm" svg:x2="37.508cm" svg:y2="5.345cm" draw:start-shape="id17" draw:start-glue-point="1" draw:end-shape="id18" draw:end-glue-point="3" svg:d="M36050 5345h1458" svg:viewBox="0 0 1459 1">
          <text:p/>
        </draw:connector>
        <draw:connector draw:style-name="gr9" draw:text-style-name="P3" draw:layer="layout" draw:type="line" svg:x1="40.048cm" svg:y1="5.345cm" svg:x2="41.509cm" svg:y2="5.345cm" draw:start-shape="id18" draw:start-glue-point="1" draw:end-shape="id19" draw:end-glue-point="3" svg:d="M40048 5345h1461" svg:viewBox="0 0 1462 1">
          <text:p/>
        </draw:connector>
        <draw:connector draw:style-name="gr9" draw:text-style-name="P3" draw:layer="layout" draw:type="line" svg:x1="44.049cm" svg:y1="5.345cm" svg:x2="45.512cm" svg:y2="5.353cm" draw:start-shape="id19" draw:start-glue-point="1" draw:end-shape="id20" draw:end-glue-point="3" svg:d="M44049 5345l1463 8" svg:viewBox="0 0 1464 9">
          <text:p/>
        </draw:connector>
        <draw:connector draw:style-name="gr9" draw:text-style-name="P3" draw:layer="layout" svg:x1="36.051cm" svg:y1="8.345cm" svg:x2="42.779cm" svg:y2="6.044cm" draw:start-shape="id21" draw:start-glue-point="1" draw:end-shape="id19" draw:end-glue-point="2" svg:d="M36051 8345h6728v-2301" svg:viewBox="0 0 6729 2302">
          <text:p/>
        </draw:connector>
        <draw:connector draw:style-name="gr9" draw:text-style-name="P3" draw:layer="layout" draw:line-skew="0.07cm" svg:x1="40.048cm" svg:y1="5.345cm" svg:x2="41.512cm" svg:y2="2.353cm" draw:start-shape="id18" draw:start-glue-point="1" draw:end-shape="id22" draw:end-glue-point="3" svg:d="M40048 5345h803v-2992h661" svg:viewBox="0 0 1465 2993">
          <text:p/>
        </draw:connector>
        <draw:line draw:style-name="gr10" draw:text-style-name="P3" draw:layer="layout" svg:x1="36.66cm" svg:y1="0.511cm" svg:x2="36.66cm" svg:y2="9.528cm">
          <text:p/>
        </draw:line>
        <draw:line draw:style-name="gr10" draw:text-style-name="P3" draw:layer="layout" svg:x1="40.66cm" svg:y1="0.512cm" svg:x2="40.66cm" svg:y2="9.529cm">
          <text:p/>
        </draw:line>
        <draw:line draw:style-name="gr10" draw:text-style-name="P3" draw:layer="layout" svg:x1="44.66cm" svg:y1="0.512cm" svg:x2="44.66cm" svg:y2="9.529cm">
          <text:p/>
        </draw:line>
        <draw:frame draw:style-name="gr7" draw:text-style-name="P5" draw:layer="layout" svg:width="2.544cm" svg:height="1.03cm" svg:x="33.576cm" svg:y="0.122cm">
          <draw:text-box>
            <text:p text:style-name="P4"><text:span text:style-name="T2">Layer 1</text:span></text:p>
          </draw:text-box>
        </draw:frame>
        <draw:frame draw:style-name="gr7" draw:text-style-name="P5" draw:layer="layout" svg:width="2.544cm" svg:height="1.03cm" svg:x="37.576cm" svg:y="0.122cm">
          <draw:text-box>
            <text:p text:style-name="P4"><text:span text:style-name="T2">Layer 2</text:span></text:p>
          </draw:text-box>
        </draw:frame>
        <draw:frame draw:style-name="gr7" draw:text-style-name="P5" draw:layer="layout" svg:width="2.544cm" svg:height="1.03cm" svg:x="41.576cm" svg:y="0.122cm">
          <draw:text-box>
            <text:p text:style-name="P4"><text:span text:style-name="T2">Layer 3</text:span></text:p>
          </draw:text-box>
        </draw:frame>
        <draw:frame draw:style-name="gr7" draw:text-style-name="P5" draw:layer="layout" svg:width="2.544cm" svg:height="1.03cm" svg:x="45.576cm" svg:y="0.122cm">
          <draw:text-box>
            <text:p text:style-name="P4"><text:span text:style-name="T2">Layer 4</text:span></text:p>
          </draw:text-box>
        </draw:frame>
        <draw:custom-shape draw:style-name="gr11" draw:text-style-name="P6" draw:layer="layout" svg:width="16.383cm" svg:height="5.434cm" svg:x="32.85cm" svg:y="1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916cm" svg:height="0.975cm" svg:x="47.428cm" svg:y="1.222cm">
          <draw:text-box>
            <text:p text:style-name="P7"><text:span text:style-name="T3">GPU</text:span></text:p>
          </draw:text-box>
        </draw:frame>
        <draw:custom-shape draw:style-name="gr13" draw:text-style-name="P6" draw:layer="layout" svg:width="5.969cm" svg:height="2.636cm" svg:x="32.85cm" svg:y="7.2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022cm" svg:height="0.975cm" svg:x="37.07cm" svg:y="7.196cm">
          <draw:text-box>
            <text:p text:style-name="P9"><text:span text:style-name="T4">CPU</text:span></text:p>
          </draw:text-box>
        </draw:frame>
        <draw:frame draw:style-name="gr15" draw:text-style-name="P5" draw:layer="layout" svg:width="1.782cm" svg:height="1.111cm" svg:x="41.277cm" svg:y="8.298cm">
          <draw:text-box>
            <text:p text:style-name="P4"><text:span text:style-name="T2">H2D</text:span></text:p>
          </draw:text-box>
        </draw:frame>
        <draw:connector draw:style-name="gr9" draw:text-style-name="P3" draw:layer="layout" draw:type="line" svg:x1="6.846cm" svg:y1="2.384cm" svg:x2="8.307cm" svg:y2="2.384cm" draw:start-shape="id3" draw:start-glue-point="1" draw:end-shape="id4" draw:end-glue-point="3" svg:d="M6846 2384h1461" svg:viewBox="0 0 1462 1">
          <text:p/>
        </draw:connector>
        <draw:connector draw:style-name="gr16" draw:text-style-name="P3" draw:layer="layout" draw:type="line" svg:x1="24.308cm" svg:y1="2.37cm" svg:x2="22.847cm" svg:y2="2.37cm" draw:start-shape="id11" draw:start-glue-point="3" draw:end-shape="id9" draw:end-glue-point="1" svg:d="M24308 2370h-1461" svg:viewBox="0 0 146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9.53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9T17:39:06.565420784</meta:creation-date>
    <dc:date>2021-11-29T21:02:04.776605769</dc:date>
    <meta:editing-duration>PT3H12M24S</meta:editing-duration>
    <meta:editing-cycles>52</meta:editing-cycles>
    <meta:generator>LibreOffice/6.1.5.2$MacOSX_X86_64 LibreOffice_project/90f8dcf33c87b3705e78202e3df5142b201bd805</meta:generator>
    <meta:document-statistic meta:object-count="55"/>
  </office:meta>
</office:document-meta>
</file>